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29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32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33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34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color="#000000" draw:fill="solid" draw:fill-color="#bcaed5" draw:textarea-horizontal-align="justify" draw:textarea-vertical-align="middle" draw:auto-grow-height="false" fo:min-height="1.374cm" fo:min-width="1.124cm"/>
    </style:style>
    <style:style style:name="gr3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390a5d"/>
      <style:paragraph-properties fo:text-align="center"/>
    </style:style>
    <style:style style:name="P10" style:family="paragraph">
      <loext:graphic-properties draw:fill="solid" draw:fill-color="#bcaed5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38cm" svg:y1="9.771cm" svg:x2="11.393cm" svg:y2="9.56cm" draw:start-shape="id1" draw:start-glue-point="5" draw:end-shape="id2" draw:end-glue-point="5" svg:d="M8838 9771c1917 0 640-211 2555-211" svg:viewBox="0 0 2556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52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cm" svg:y2="6.672cm" draw:start-shape="id2" draw:start-glue-point="16" draw:end-shape="id5" draw:end-glue-point="6" svg:d="M12393 8960c0-1714-693-571-693-2288" svg:viewBox="0 0 694 2289">
          <text:p/>
        </draw:connector>
        <draw:custom-shape draw:style-name="gr7" draw:text-style-name="P1" xml:id="id5" draw:id="id5" draw:layer="layout" svg:width="2.4cm" svg:height="1.1cm" svg:x="10.5cm" svg:y="5.572cm">
          <draw:glue-point draw:id="8" svg:x="4.008cm" svg:y="-2.545cm"/>
          <draw:glue-point draw:id="9" svg:x="3.854cm" svg:y="3.39cm"/>
          <draw:glue-point draw:id="10" svg:x="-3.995cm" svg:y="2.727cm"/>
          <draw:glue-point draw:id="11" svg:x="-3.845cm" svg:y="-2.872cm"/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159cm" svg:y="5.503cm">
          <draw:glue-point draw:id="8" svg:x="3.979cm" svg:y="2.636cm"/>
          <draw:glue-point draw:id="9" svg:x="3.675cm" svg:y="-2.963cm"/>
          <draw:glue-point draw:id="10" svg:x="-3.725cm" svg:y="-2.963cm"/>
          <draw:glue-point draw:id="11" svg:x="-3.725cm" svg:y="2.636cm"/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33cm" svg:y="2.007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359cm" svg:y1="6.603cm" svg:x2="11.793cm" svg:y2="8.96cm" draw:start-shape="id6" draw:start-glue-point="6" draw:end-shape="id2" draw:end-glue-point="10" svg:d="M8359 6603c0 1542 3434 364 3434 2357" svg:viewBox="0 0 3435 2358">
          <text:p/>
        </draw:connector>
        <draw:connector draw:style-name="gr2" draw:text-style-name="P2" draw:layer="layout" draw:type="curve" svg:x1="9.434cm" svg:y1="4.106cm" svg:x2="8.359cm" svg:y2="5.503cm" draw:start-shape="id7" draw:start-glue-point="9" draw:end-shape="id6" draw:end-glue-point="4" svg:d="M9434 4106c0 1125-1075 427-1075 1397" svg:viewBox="0 0 1076 1398">
          <text:p/>
        </draw:connector>
        <draw:connector draw:style-name="gr2" draw:text-style-name="P2" draw:layer="layout" draw:type="curve" svg:x1="11.7cm" svg:y1="5.572cm" svg:x2="11.032cm" svg:y2="4.106cm" draw:start-shape="id5" draw:start-glue-point="4" draw:end-shape="id7" draw:end-glue-point="10" svg:d="M11700 5572c0-1023-668-290-668-1466" svg:viewBox="0 0 669 1467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4.06cm" svg:y="12.16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4.06cm" svg:y2="13.319cm" draw:start-shape="id16" draw:start-glue-point="7" draw:end-shape="id17" draw:end-glue-point="6" svg:d="M32042 13339c1515 0 506-20 2018-20" svg:viewBox="0 0 2019 2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draw:glue-point draw:id="8" svg:x="4.129cm" svg:y="-1.954cm"/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7.354cm" svg:y="5.517cm">
          <draw:glue-point draw:id="8" svg:x="-3.946cm" svg:y="-3.138cm"/>
          <draw:glue-point draw:id="9" svg:x="-3.771cm" svg:y="3.03cm"/>
          <draw:glue-point draw:id="10" svg:x="3.735cm" svg:y="3.307cm"/>
          <draw:glue-point draw:id="11" svg:x="3.864cm" svg:y="-2.823cm"/>
          <text:p text:style-name="P1">battery <text:line-break/>char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698cm" svg:y="5.553cm">
          <draw:glue-point draw:id="8" svg:x="3.553cm" svg:y="-3.661cm"/>
          <draw:glue-point draw:id="9" svg:x="3.814cm" svg:y="3.03cm"/>
          <draw:glue-point draw:id="10" svg:x="-3.825cm" svg:y="2.469cm"/>
          <draw:glue-point draw:id="11" svg:x="-3.953cm" svg:y="-2.269cm"/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5.098cm" svg:y2="5.553cm" draw:start-shape="id22" draw:start-glue-point="9" draw:end-shape="id23" draw:end-glue-point="4" svg:d="M15846 4221c0 1075-748 410-748 1332" svg:viewBox="0 0 749 1333">
          <text:p/>
        </draw:connector>
        <draw:connector draw:style-name="gr2" draw:text-style-name="P2" draw:layer="layout" draw:type="curve" svg:x1="18.754cm" svg:y1="5.517cm" svg:x2="17.444cm" svg:y2="4.221cm" draw:start-shape="id24" draw:start-glue-point="4" draw:end-shape="id22" draw:end-glue-point="10" svg:d="M18754 5517c0-895-1310-248-1310-1296" svg:viewBox="0 0 1311 1297">
          <text:p/>
        </draw:connector>
        <draw:connector draw:style-name="gr2" draw:text-style-name="P2" draw:layer="layout" draw:type="curve" svg:x1="13.692cm" svg:y1="8.96cm" svg:x2="18.754cm" svg:y2="6.817cm" draw:start-shape="id2" draw:start-glue-point="11" draw:end-shape="id24" draw:end-glue-point="6" svg:d="M13692 8960c0-1606 5062-535 5062-2143" svg:viewBox="0 0 5063 2144">
          <text:p/>
        </draw:connector>
        <draw:connector draw:style-name="gr2" draw:text-style-name="P2" draw:layer="layout" draw:type="curve" svg:x1="15.098cm" svg:y1="6.853cm" svg:x2="12.993cm" svg:y2="8.96cm" draw:start-shape="id23" draw:start-glue-point="6" draw:end-shape="id2" draw:end-glue-point="4" svg:d="M15098 6853c0 1581-2105 528-2105 2107" svg:viewBox="0 0 2106 2108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draw:glue-point draw:id="8" svg:x="4.121cm" svg:y="2.666cm"/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custom-shape draw:style-name="gr10" draw:text-style-name="P3" xml:id="id27" draw:id="id27" draw:layer="layout" svg:width="3.5cm" svg:height="1.1cm" svg:x="4.226cm" svg:y="19.599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8" xml:id="id29" draw:id="id29" draw:layer="layout" svg:width="3.2cm" svg:height="1.2cm" svg:x="12.489cm" svg:y="22.0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8" xml:id="id37" draw:id="id37" draw:layer="layout" svg:width="2.672cm" svg:height="2cm" svg:x="6.196cm" svg:y="23.735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5.976cm" svg:y2="19.599cm" draw:start-shape="id2" draw:start-glue-point="14" draw:end-shape="id27" draw:end-glue-point="4" svg:d="M12393 10160c0 7080-6417 2361-6417 9439" svg:viewBox="0 0 6418 9440">
          <text:p/>
        </draw:connector>
        <draw:connector draw:style-name="gr29" draw:text-style-name="P2" draw:layer="layout" draw:type="curve" svg:x1="13.548cm" svg:y1="25.398cm" svg:x2="5.976cm" svg:y2="20.699cm" draw:start-shape="id28" draw:start-glue-point="10" draw:end-shape="id27" draw:end-glue-point="6" svg:d="M13548 25398c0-3523-7572-1174-7572-4699" svg:viewBox="0 0 7573 4700">
          <text:p/>
        </draw:connector>
        <draw:connector draw:style-name="gr29" draw:text-style-name="P2" draw:layer="layout" draw:type="curve" svg:x1="7.726cm" svg:y1="20.149cm" svg:x2="12.489cm" svg:y2="22.63cm" draw:start-shape="id27" draw:start-glue-point="7" draw:end-shape="id29" draw:end-glue-point="5" svg:d="M7726 20149c3573 0 1192 2481 4763 2481" svg:viewBox="0 0 4764 2482">
          <text:p/>
        </draw:connector>
        <draw:connector draw:style-name="gr30" draw:text-style-name="P2" draw:layer="layout" draw:type="curve" svg:x1="12.201cm" svg:y1="20.843cm" svg:x2="14.089cm" svg:y2="22.03cm" draw:start-shape="id30" draw:start-glue-point="7" draw:end-shape="id29" draw:end-glue-point="4" svg:d="M12201 20843c0 891 1888 298 1888 1187" svg:viewBox="0 0 1889 1188">
          <text:p/>
        </draw:connector>
        <draw:custom-shape draw:style-name="gr10" draw:text-style-name="P3" xml:id="id31" draw:id="id31" draw:layer="layout" svg:width="3.5cm" svg:height="1.1cm" svg:x="17.647cm" svg:y="20.504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2" draw:layer="layout" draw:type="curve" svg:x1="15.689cm" svg:y1="22.63cm" svg:x2="17.647cm" svg:y2="21.054cm" draw:start-shape="id29" draw:start-glue-point="7" draw:end-shape="id31" draw:end-glue-point="5" svg:d="M15689 22630c1470 0 491-1576 1958-1576" svg:viewBox="0 0 1959 1577">
          <text:p/>
        </draw:connector>
        <draw:connector draw:style-name="gr13" draw:text-style-name="P2" draw:layer="layout" draw:type="curve" svg:x1="16.122cm" svg:y1="18.711cm" svg:x2="19.397cm" svg:y2="20.504cm" draw:start-shape="id11" draw:start-glue-point="15" draw:end-shape="id31" draw:end-glue-point="4" svg:d="M16122 18711c0 1345 3275 449 3275 1793" svg:viewBox="0 0 3276 1794">
          <text:p/>
        </draw:connector>
        <draw:custom-shape draw:style-name="gr31" draw:text-style-name="P9" xml:id="id32" draw:id="id32" draw:layer="layout" svg:width="3.2cm" svg:height="1.2cm" svg:x="22.454cm" svg:y="20.44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2" draw:layer="layout" draw:type="curve" svg:x1="21.147cm" svg:y1="21.054cm" svg:x2="22.454cm" svg:y2="21.04cm" draw:start-shape="id31" draw:start-glue-point="7" draw:end-shape="id32" draw:end-glue-point="5" svg:d="M21147 21054c981 0 328-14 1307-14" svg:viewBox="0 0 1308 15">
          <text:p/>
        </draw:connector>
        <draw:custom-shape draw:style-name="gr33" draw:text-style-name="P9" xml:id="id33" draw:id="id33" draw:layer="layout" svg:width="2.1cm" svg:height="2cm" svg:x="25.218cm" svg:y="16.707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2" draw:layer="layout" draw:type="curve" svg:x1="24.054cm" svg:y1="20.44cm" svg:x2="26.268cm" svg:y2="18.707cm" draw:start-shape="id32" draw:start-glue-point="4" draw:end-shape="id33" draw:end-glue-point="7" svg:d="M24054 20440c0-1299 2214-433 2214-1733" svg:viewBox="0 0 2215 1734">
          <text:p/>
        </draw:connector>
        <draw:custom-shape draw:style-name="gr35" draw:text-style-name="P10" xml:id="id36" draw:id="id36" draw:layer="layout" svg:width="2.3cm" svg:height="2.3cm" svg:x="37.608cm" svg:y="19.933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2" draw:text-style-name="P2" draw:layer="layout" draw:type="curve" svg:x1="25.654cm" svg:y1="21.04cm" svg:x2="26.846cm" svg:y2="21.048cm" draw:start-shape="id32" draw:start-glue-point="7" draw:end-shape="id34" draw:end-glue-point="5" svg:d="M25654 21040c895 0 300 8 1192 8" svg:viewBox="0 0 1193 9">
          <text:p/>
        </draw:connector>
        <draw:custom-shape draw:style-name="gr10" draw:text-style-name="P3" xml:id="id34" draw:id="id34" draw:layer="layout" svg:width="3.5cm" svg:height="1.1cm" svg:x="26.846cm" svg:y="20.498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8" draw:text-style-name="P2" draw:layer="layout" draw:type="curve" svg:x1="35.542cm" svg:y1="21.063cm" svg:x2="37.608cm" svg:y2="21.083cm" draw:start-shape="id35" draw:start-glue-point="7" draw:end-shape="id36" draw:end-glue-point="6" svg:d="M35542 21063c1551 0 518 20 2066 20" svg:viewBox="0 0 2067 21">
          <text:p/>
        </draw:connector>
        <draw:connector draw:style-name="gr29" draw:text-style-name="P2" draw:layer="layout" draw:type="curve" svg:x1="28.596cm" svg:y1="21.598cm" svg:x2="14.946cm" svg:y2="25.398cm" draw:start-shape="id34" draw:start-glue-point="6" draw:end-shape="id28" draw:end-glue-point="11" svg:d="M28596 21598c0 2851-13650 952-13650 3800" svg:viewBox="0 0 13651 3801">
          <text:p/>
        </draw:connector>
        <draw:connector draw:style-name="gr36" draw:text-style-name="P2" draw:layer="layout" draw:type="curve" draw:line-skew="0.02cm" svg:x1="9.241cm" svg:y1="5.728cm" svg:x2="10.778cm" svg:y2="5.807cm" draw:start-shape="id6" draw:start-glue-point="9" draw:end-shape="id5" draw:end-glue-point="11" svg:d="M9241 5728c0-1059 1537-1098 1537 79" svg:viewBox="0 0 1538 879">
          <text:p/>
        </draw:connector>
        <draw:connector draw:style-name="gr36" draw:text-style-name="P2" draw:layer="layout" draw:type="curve" svg:x1="16.092cm" svg:y1="5.728cm" svg:x2="17.65cm" svg:y2="5.76cm" draw:start-shape="id23" draw:start-glue-point="8" draw:end-shape="id24" draw:end-glue-point="8" svg:d="M16092 5728c0-1068 1558-1084 1558 32" svg:viewBox="0 0 1559 836">
          <text:p/>
        </draw:connector>
        <draw:connector draw:style-name="gr36" draw:text-style-name="P2" draw:layer="layout" draw:type="curve" draw:line-skew="-0.271cm" svg:x1="26.292cm" svg:y1="7.377cm" svg:x2="26.722cm" svg:y2="5.837cm" draw:start-shape="id18" draw:start-glue-point="8" draw:end-shape="id26" draw:end-glue-point="8" svg:d="M26292 7377c1413 0 1198-1540 430-1540" svg:viewBox="0 0 1036 1541">
          <text:p/>
        </draw:connector>
        <draw:custom-shape draw:style-name="gr27" draw:text-style-name="P8" xml:id="id28" draw:id="id28" draw:layer="layout" svg:width="3.2cm" svg:height="1.2cm" svg:x="12.647cm" svg:y="25.398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2" draw:layer="layout" draw:type="curve" svg:x1="8.868cm" svg:y1="24.735cm" svg:x2="12.647cm" svg:y2="25.998cm" draw:start-shape="id37" draw:start-glue-point="8" draw:end-shape="id28" draw:end-glue-point="5" svg:d="M8868 24735c2835 0 946 1263 3779 1263" svg:viewBox="0 0 3780 1264">
          <text:p/>
        </draw:connector>
        <draw:custom-shape draw:style-name="gr16" draw:text-style-name="P5" xml:id="id35" draw:id="id35" draw:layer="layout" svg:width="3.7cm" svg:height="1.4cm" svg:x="31.842cm" svg:y="20.36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air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" draw:text-style-name="P2" draw:layer="layout" draw:type="curve" svg:x1="30.346cm" svg:y1="21.048cm" svg:x2="31.842cm" svg:y2="21.063cm" draw:start-shape="id34" draw:start-glue-point="7" draw:end-shape="id35" draw:end-glue-point="5" svg:d="M30346 21048c1123 0 376 15 1496 15" svg:viewBox="0 0 1497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9T09:47:20.012994420</dc:date>
    <meta:editing-duration>P1DT17H52M24S</meta:editing-duration>
    <meta:editing-cycles>36</meta:editing-cycles>
    <dc:creator>Barry McMullin</dc:creator>
    <meta:document-statistic meta:object-count="84"/>
  </office:meta>
</office:document-meta>
</file>